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39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111111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T1" style:family="text">
      <style:text-properties fo:country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er Story</text:p>
          </table:table-cell>
          <table:table-cell office:value-type="string" calcext:value-type="string">
            <text:p>Priorities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tory Point</text:p>
          </table:table-cell>
          <table:table-cell office:value-type="string" calcext:value-type="string">
            <text:p>Duration (in hour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Web</text:p>
          </table:table-cell>
          <table:covered-table-cell table:style-name="Default"/>
          <table:covered-table-cell table:number-columns-repeated="2"/>
          <table:covered-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Login</text:p>
          </table:table-cell>
          <table:table-cell table:style-name="ce4" office:value-type="string" calcext:value-type="string">
            <text:p>2- As an administrator, I want to login to the system so that I can do my w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:.E28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ation &amp; verification</text:p>
          </table:table-cell>
          <table:table-cell table:style-name="ce4" office:value-type="string" calcext:value-type="string">
            <text:p>1- As a guest user, I want to register my self to the system so that I can access web-site's featur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:.E29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ation &amp; verification</text:p>
          </table:table-cell>
          <table:table-cell table:style-name="ce4" office:value-type="string" calcext:value-type="string">
            <text:p>2- As a guest user, I must validate and authenticate myself to the system so that I can verify my ident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:.E30]*4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</text:p>
          </table:table-cell>
          <table:table-cell table:style-name="ce4" office:value-type="string" calcext:value-type="string">
            <text:p>1- As a subscriber user, I want to login to the website so that I can use web-site's featu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:.E31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 Categories</text:p>
          </table:table-cell>
          <table:table-cell table:style-name="ce4" office:value-type="string" calcext:value-type="string">
            <text:p>1- As a subscriber user, I want to list all categories so that I can browse categor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:.E32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t new content</text:p>
          </table:table-cell>
          <table:table-cell table:style-name="ce4" office:value-type="string" calcext:value-type="string">
            <text:p>1- As a subscriber user, I want to post new contents about missing so that it’s displayed in categori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:.E33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rch for missing/lost</text:p>
          </table:table-cell>
          <table:table-cell table:style-name="ce4" office:value-type="string" calcext:value-type="string">
            <text:p>2- As a subscriber user, I want to upload image of the lost so that I find the nearest mat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9:.E34]*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rch for missing/lost</text:p>
          </table:table-cell>
          <table:table-cell table:style-name="ce4" office:value-type="string" calcext:value-type="string">
            <text:p>2- As a subscriber user, I want to specify descriptions of missing/lost so that I find the nearest mat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:.E35]*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henticate items</text:p>
          </table:table-cell>
          <table:table-cell table:style-name="ce4" office:value-type="string" calcext:value-type="string">
            <text:p>1- As a subscriber user, I must authenticate items by (serial number, distinctive attributes, …) so that it’s verified as (mine, found by me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:.E36]*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d best match on new post</text:p>
          </table:table-cell>
          <table:table-cell table:style-name="ce4" office:value-type="string" calcext:value-type="string">
            <text:p>1- As a subscriber user, I want to find best match of a new post on post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:.E37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ured <text:span text:style-name="T1">Surveillanced</text:span>  communication channel </text:p>
          </table:table-cell>
          <table:table-cell table:style-name="ce4" office:value-type="string" calcext:value-type="string">
            <text:p>1- As a subscriber user, I want to contact other subscriber user securel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E13:.E38]*4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ured <text:span text:style-name="T1">Surveillanced</text:span>  communication channel </text:p>
          </table:table-cell>
          <table:table-cell table:style-name="ce4" office:value-type="string" calcext:value-type="string">
            <text:p>2- As a content moderator, I want to participate in the ongoing communications between subscribed user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14:.E39]*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tatus</text:p>
          </table:table-cell>
          <table:table-cell table:style-name="ce4" office:value-type="string" calcext:value-type="string">
            <text:p>1- As a subscriber user, I want to update status of missing/lost to foun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5:.E40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pdate status</text:p>
          </table:table-cell>
          <table:table-cell table:style-name="ce4" office:value-type="string" calcext:value-type="string">
            <text:p>2- As a System administrator, I want to update from missing/lost to found based on subscriber feedback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6:.E41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4" office:value-type="string" calcext:value-type="string">
            <text:p>5- As a site administrator, I want to crud on posts, <text:s/>comments, tips, user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7:.E42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4" office:value-type="string" calcext:value-type="string">
            <text:p>6- As a content moderator, I want to moderate posts, comment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8:.E43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4" office:value-type="string" calcext:value-type="string">
            <text:p>1- As a post office administrator, I want to update status of missing/los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9:.E44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5" office:value-type="string" calcext:value-type="string">
            <text:p>2- As a post office administrator, I want to insert new contents about item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0:.E45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5" office:value-type="string" calcext:value-type="string">
            <text:p>3- As a ministry of interior administrator, I want to update status of missing/lost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1:.E46]*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shboard</text:p>
          </table:table-cell>
          <table:table-cell table:style-name="ce5" office:value-type="string" calcext:value-type="string">
            <text:p>4- As a ministry of interior administrator, I want to post new contents about found people/car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2:.E47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page</text:p>
          </table:table-cell>
          <table:table-cell table:style-name="ce4" office:value-type="string" calcext:value-type="string">
            <text:p>1- As a user[ guest, subscriber, administrators ], I want to navigate homepag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3:.E48]*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cess stories</text:p>
          </table:table-cell>
          <table:table-cell table:style-name="ce5" office:value-type="string" calcext:value-type="string">
            <text:p>1- As a user[ guest, subscriber, administrators ], I want to navigate previous success stori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4:.E49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ful tips</text:p>
          </table:table-cell>
          <table:table-cell table:style-name="ce5" office:value-type="string" calcext:value-type="string">
            <text:p>1- As a user[ guest, subscriber, administrators ], I want to navigate Helpful tip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5:.E50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ful tips</text:p>
          </table:table-cell>
          <table:table-cell table:style-name="ce4" office:value-type="string" calcext:value-type="string">
            <text:p>2- As a subscriber user, I want to comment on helpful tip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6:.E51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s</text:p>
          </table:table-cell>
          <table:table-cell table:style-name="ce4" office:value-type="string" calcext:value-type="string">
            <text:p>1- As a [ post office, ministry of interior ], I want to use statistic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27:.E52]*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ation &amp; verification</text:p>
          </table:table-cell>
          <table:table-cell table:style-name="ce4" office:value-type="string" calcext:value-type="string">
            <text:p>3- As a system administrator, I want to register other administrator/moderator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28:.E53]*4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nical Work</text:p>
          </table:table-cell>
          <table:table-cell office:value-type="string" calcext:value-type="string">
            <text:p>1-Learning TypeScrip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0:.E55]*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Mobile Application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MJ4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3:36:33.249742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0:45:20.490423423</meta:creation-date>
    <dc:date>2017-03-20T14:57:54.953258554</dc:date>
    <meta:editing-duration>PT5H15M38S</meta:editing-duration>
    <meta:editing-cycles>44</meta:editing-cycles>
    <meta:generator>LibreOffice/5.1.6.2$Linux_X86_64 LibreOffice_project/10m0$Build-2</meta:generator>
    <meta:document-statistic meta:table-count="1" meta:cell-count="169" meta:object-count="0"/>
  </office:meta>
</office:document-meta>
</file>